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true"/>
      <style:text-properties fo:font-style="normal" fo:font-weight="normal" officeooo:rsid="00e0fba5" officeooo:paragraph-rsid="001c30c0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top="0in" fo:margin-bottom="0in" loext:contextual-spacing="true"/>
      <style:text-properties officeooo:paragraph-rsid="001c30c0"/>
    </style:style>
    <style:style style:name="P3" style:family="paragraph" style:parent-style-name="Standard">
      <style:text-properties style:font-name="Liberation Serif" fo:font-style="italic" fo:font-weight="normal" officeooo:rsid="00e723e2" officeooo:paragraph-rsid="001c30c0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style:font-name="Liberation Serif" fo:font-style="italic" fo:font-weight="normal" officeooo:rsid="00e2110a" officeooo:paragraph-rsid="001c30c0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Liberation Serif" fo:font-style="italic" fo:font-weight="normal" officeooo:rsid="00e34393" officeooo:paragraph-rsid="001c30c0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fo:font-weight="normal" officeooo:rsid="00e0fba5" officeooo:paragraph-rsid="001c30c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e2110a" officeooo:paragraph-rsid="001c30c0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e31d4d" officeooo:paragraph-rsid="001c30c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e34393" officeooo:paragraph-rsid="001c30c0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e3a954" officeooo:paragraph-rsid="001c30c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Dudu Cyryllic" fo:font-style="normal" fo:font-weight="normal" officeooo:rsid="00e3a954" officeooo:paragraph-rsid="001c30c0" style:font-style-asian="normal" style:font-weight-asian="normal" style:font-style-complex="normal" style:font-weight-complex="normal"/>
    </style:style>
    <style:style style:name="P12" style:family="paragraph" style:parent-style-name="Heading_20_2">
      <style:paragraph-properties fo:text-align="center" style:justify-single-word="false"/>
      <style:text-properties officeooo:paragraph-rsid="001c30c0"/>
    </style:style>
    <style:style style:name="T1" style:family="text">
      <style:text-properties officeooo:rsid="018a2c03"/>
    </style:style>
    <style:style style:name="T2" style:family="text">
      <style:text-properties fo:font-style="normal" fo:font-weight="normal" officeooo:rsid="00e05ba7" style:font-style-asian="normal" style:font-weight-asian="normal" style:font-style-complex="normal" style:font-weight-complex="normal"/>
    </style:style>
    <style:style style:name="T3" style:family="text">
      <style:text-properties officeooo:rsid="027663ef"/>
    </style:style>
    <style:style style:name="T4" style:family="text">
      <style:text-properties officeooo:rsid="039e0531"/>
    </style:style>
    <style:style style:name="T5" style:family="text">
      <style:text-properties officeooo:rsid="00e2110a"/>
    </style:style>
    <style:style style:name="T6" style:family="text">
      <style:text-properties officeooo:rsid="01884528"/>
    </style:style>
    <style:style style:name="T7" style:family="text">
      <style:text-properties officeooo:rsid="00e31d4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officeooo:rsid="00e34393"/>
    </style:style>
    <style:style style:name="T10" style:family="text">
      <style:text-properties officeooo:rsid="02780156"/>
    </style:style>
    <style:style style:name="T11" style:family="text">
      <style:text-properties officeooo:rsid="039f9a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/>
      <text:p text:style-name="P2"><text:s/><text:span text:style-name="T2"><text:s text:c="2"/></text:span></text:p>
      <text:p text:style-name="P1">В условленное утро пришёл автобус и старший вторсырьёвец подписал бумаги экскурсионного бюро, что нас три дня возили по столице, рассказывая о её исторических и архитектурных достопримечательностях.</text:p>
      <text:p text:style-name="P1">И все остались довольны — экскурсовод, получившая три дня оплачиваемого досуга, <text:span text:style-name="T3">и </text:span>отоварившиеся дефицитами экскурсанты, <text:span text:style-name="T3">и </text:span>водитель с трёхдневной пайкой бензина, которую можно пустить в оборот; а больше всех я с монеткой в кармане достоинством в пятнадцать копеек.</text:p>
      <text:p text:style-name="P1">Технолог Валя не преувеличивала — три рубля на экскурсию в Москву за глаза хватит.</text:p>
      <text:p text:style-name="P1"/>
      <text:p text:style-name="P1">Единственный минус, что я задолжал фабрике эти три дня, то есть три дневных нормы по тридцать два тюка каждая.</text:p>
      <text:p text:style-name="P1">Технолог сказала — ничего, мол, потихоньку, по пять тюков в день сверх нормы — расквитаешься.</text:p>
      <text:p text:style-name="P6">Не люблю ходить в должниках и на третий день после возвращения из Москвы я пришёл на работу с «тормозком» съестного, чтобы стать стахановцем.</text:p>
      <text:p text:style-name="P6">Когда фабричный автобус увёз всех в город, я остался один на один со скрипуче ползучим прессом и горами тряпья, что накопились вокруг него за время моего отсутствия и почти не уменьшились в дневную смену.</text:p>
      <text:p text:style-name="P6">Я отработал вторую смену, потом третью и даже успел поспать в бытовке минут двадцать перед началом нового трудового дня.</text:p>
      <text:p text:style-name="P6"/>
      <text:p text:style-name="P6">Летом к нам добавился ещё один прессовщик и очень вовремя, потому что Миша уходил в отпуск.</text:p>
      <text:p text:style-name="P6">Новенького звали каким-то длинным восточным именем, потому что он был таджик, но оно у меня никак не выговаривалось. </text:p>
      <text:p text:style-name="P6">Чтобы не париться, я стал звать его просто Ахметом.</text:p>
      <text:p text:style-name="P6">Невысокий, смуглый и улыбчивый Ахмет не переносил хавки в столовой завода «Мотордеталь» и после неё отлёживался в бытовке, а бабы его жалели и советовали чем лечиться.</text:p>
      <text:p text:style-name="P6">После получки он стал привозить с собой <text:s/>«тормозок» в газете и пищеварение <text:span text:style-name="T4">у него </text:span>наладилось.</text:p>
      <text:p text:style-name="P6">В его первый рабочий день его первым наставником оказался я.</text:p>
      <text:p text:style-name="P6">Объяснив ему назначение трёх кнопок <text:span text:style-name="T5">пресса и показав как закрывается дверца ящика на крюк, я начал делиться с ним знанием того, что некий немецкий поэт заявил, будто все чайки в полёте похожи на букву «Е», а почему?</text:span></text:p>
      <text:p text:style-name="P7">Его любимую звали Emma!</text:p>
      <text:p text:style-name="P7">Разве не молодец?! <text:span text:style-name="T3">А?! </text:span>Подметил!!</text:p>
      <text:p text:style-name="P7">Охваченный лекторским пылом, я в тусклом свете лампочки царапал <text:span text:style-name="T3">проволокой </text:span>по серой штукатурке стены эту самую «Е». Ведь точно <text:span text:style-name="T4">же </text:span>как чайка, что легла на крыло в развороте!</text:p>
      <text:p text:style-name="P7">Ахмет радостно улыбался и молча кивал в ответ.</text:p>
      <text:p text:style-name="P7"/>
      <text:p text:style-name="P4"><text:span text:style-name="T6">(...т</text:span>еперь спрашивается: зачем я мучил ни в чём не повинного человека, и навязывал ненужные знания парню слабо понимающему русский язык?</text:p>
      <text:p text:style-name="P4">Ответ: такова людская природа. В наши гены заложено желание поучать. </text:p>
      <text:p text:style-name="P4">Хочешь убедиться?</text:p>
      <text:p text:style-name="P4">Взгляни на самую обычную картину во дворе: мужик поднял капот машины и вокруг мигом сгрудился целый рой советчиков — поделиться, блеснуть персональной крохой знания.</text:p>
      <text:p text:style-name="P4"><text:soft-page-break/>Желание это неудержимо, как у брадобрея подсмотревшего ослиные уши <text:span text:style-name="T3"><text:s/></text:span>царя Мидаса: «я знаю! послушайте меня!»...<text:span text:style-name="T6">)</text:span></text:p>
      <text:p text:style-name="P4"/>
      <text:p text:style-name="P7">Среди тряпичных отходов иногда попадались пригодные вещи.</text:p>
      <text:p text:style-name="P7">Так в шкафчике грузчика Саши скопилось около полдюжины свитеров, с оленями и без; всяких. И он каждый день пижонил в другом свитере.</text:p>
      <text:p text:style-name="P7">Володька Каверин по мелочам не разменивался; он копил споротые от пальто меховые манжеты и воротники, чтобы, когда наберётся достаточно, заказать себе из них куртку, или даже шубу. </text:p>
      <text:p text:style-name="P8">Пока что он, через два дня на третий, вынимал из своего шкафчика все три уже собранные воротника, встряхивал их и вопрошал:</text:p>
      <text:p text:style-name="P7">- <text:span text:style-name="T7">А ништяк должно получиться, да?</text:span></text:p>
      <text:p text:style-name="P8">Ваня в своём шкафчике держал парадный китель подполковника Советской армии, с погонами и всё такое.</text:p>
      <text:p text:style-name="P8"/>
      <text:p text:style-name="P8">Когда меня отрядили гонцом за водярой в вино-водочный магазин на улице Семашко, то <text:span text:style-name="T1">моментально </text:span>экипировали такими джинсами, о каких когда-то я мог только мечтать. </text:p>
      <text:p text:style-name="P8"><text:span text:style-name="T1">Вот т</text:span>олько тот кленовый листочек на ляжке там, по-моему, зря выши<text:span text:style-name="T3">т</text:span>.</text:p>
      <text:p text:style-name="P8">Очередь в магазин начиналась задолго до него и непонятно петляла по тротуару, <text:span text:style-name="T1">п</text:span>отому-то подобн<text:span text:style-name="T4">ые</text:span> очеред<text:span text:style-name="T4">и</text:span> тогда <text:span text:style-name="T3">назы</text:span>вали «петл<text:span text:style-name="T4">ями</text:span> Горбачёва».</text:p>
      <text:p text:style-name="P8"><text:s/>Но громко об этом говорить не стоит, потому что, по слухам, в очеред<text:span text:style-name="T8">я́</text:span> <text:span text:style-name="T1">за</text:span>сылают соглядатаев из КГБ — <text:span text:style-name="T9">послушать новые анекдоты и взять на заметку особо недовольных.</text:span></text:p>
      <text:p text:style-name="P9">Именно на этом основании я <text:span text:style-name="T4">и </text:span>потребовал на фабрике маскировочный прикид, и все согласились, что да, это надо.</text:p>
      <text:p text:style-name="P9">Несмотря на маскировку меня опознали пара гонцов из СМП-615, <text:span text:style-name="T1">однако,</text:span> в разговор вступать не стали.</text:p>
      <text:p text:style-name="P9"/>
      <text:p text:style-name="P5"><text:span text:style-name="T1">(...в</text:span>ыстоять такую очередь после окончания рабочего дня прежде, чем закроется магазин — немыслимо. Вот почему на предприятиях возникла прослойка гонцов, а сотрудники прикрывали их отсутствие и пахали «за того парня»...<text:span text:style-name="T1">)</text:span></text:p>
      <text:p text:style-name="P5"/>
      <text:p text:style-name="P9">По ходу продвижения, очередь сотрясали панические слухи, что водка <text:span text:style-name="T1">на исходе</text:span>. </text:p>
      <text:p text:style-name="P9">Движение и впрямь застопорилось. </text:p>
      <text:p text:style-name="P9">Но вот к заднему ходу в магазин подошёл грузовик и добровольцы с энтузиазмом перетаскали внутрь проволочные клетки по 25 бутылок в каждой.</text:p>
      <text:p text:style-name="P9">С водярой я вернулся к половине пятого. </text:p>
      <text:p text:style-name="P9">Мою норму тюков <text:span text:style-name="T3">за меня </text:span>прессовали, по очереди, грузчики, но тюки у их выходили с недовесом. </text:p>
      <text:p text:style-name="P9">Весовщица Валя <text:span text:style-name="T10">недовольно </text:span>орала <text:span text:style-name="T10">из </text:span>своей кабинк<text:span text:style-name="T10">и</text:span>. </text:p>
      <text:p text:style-name="P9">Глуховатый Миша <text:span text:style-name="T10">радостно</text:span> помалкивал, <text:span text:style-name="T1">от</text:span>катывая <text:span text:style-name="T10">лёгкие </text:span>тюки в ангар. </text:p>
      <text:p text:style-name="P9">Мы с ускорением входили в перестройку.</text:p>
      <text:p text:style-name="P9"/>
      <text:p text:style-name="P9">И даже такой дефицит, как махровые полотенца, <text:span text:style-name="T1">во множестве </text:span>висели на трубах в комнате с кранами над жестяным жёлобом, <text:span text:style-name="T10">куда</text:span> все смывали разводы пыли с грязных рук перед обедом.</text:p>
      <text:p text:style-name="P9">Своё полотенце я принёс с Декабристов 13, но побоялся оставлять его в умывальнике — а вдруг кто-то использует как общий утиль?</text:p>
      <text:p text:style-name="P9">Своё полотенце <text:span text:style-name="T1">я</text:span> держал в бытовке, на трубе отопления в углу под окном.</text:p>
      <text:p text:style-name="P9">Откуда у меня такой дефицит?</text:p>
      <text:p text:style-name="P9">В какой-то момент Раиса Александровна оценила мои батрацкие труды и решила отплатить натурой. </text:p>
      <text:p text:style-name="P9">Так у меня появились махровое полотенце и новенький портфель.</text:p>
      <text:p text:style-name="P9"><text:soft-page-break/></text:p>
      <text:p text:style-name="P10">Очень даже симпатичное полотенце, белое такое, пушистое, специально для лица и рук. И <text:span text:style-name="T11">украшено </text:span>син<text:span text:style-name="T11">ей</text:span> белк<text:span text:style-name="T11">ой</text:span> на белом фоне, в профиль <text:span text:style-name="T10">с пушистым хвостом </text:span>— тоже очень миленькая.</text:p>
      <text:p text:style-name="P10">Но как-то раз, вернувшись из вояжа в далёкую столовую «Мотордетали», я заметил, что нежно<text:span text:style-name="T1">й</text:span> белкой утёрлись чьи-то грязные лапы.</text:p>
      <text:p text:style-name="P10">Естественно, я поднял кипиш — что за дела?</text:p>
      <text:p text:style-name="P10"><text:span text:style-name="T9">Своё полотенце</text:span> полотенце я не из тряпок выудил, а принёс из дому!</text:p>
      <text:p text:style-name="P10">Все указали на Ахмета.</text:p>
      <text:p text:style-name="P10">Я старательно объяснил, ещё раз специально для него, откуда оно принесено и настоятельно просил, чтоб он <text:s/>никогда, ни в коем случае, ни под каким видом не пользовался моим. </text:p>
      <text:p text:style-name="P10">Вон в умывалке десяток и<text:span text:style-name="T1">х</text:span> висит; ему что — мало?</text:p>
      <text:p text:style-name="P10">Он извинился и сказал, что он не знал...</text:p>
      <text:p text:style-name="P10">Пришлось отнести полотенце обратно и в понедельник постирать.</text:p>
      <text:p text:style-name="P10"/>
      <text:p text:style-name="P10">В среду, свежевыстиранное и поглаженное, <text:span text:style-name="T1">моё полотенце</text:span> висело на своей трубе в бытовке.</text:p>
      <text:p text:style-name="P10">В получасовый перерыв я играл с грузчиками в «козла», когда хлопнула входная дверь на пружине и вошёл припоздавший Ахмет.</text:p>
      <text:p text:style-name="P10">Лялякая какую-то восточную мелодию, он деловито направился в угол.</text:p>
      <text:p text:style-name="P10">Ваня толкнул меня в плечо и подбородком указал: смотри, мол, что Ахмет творит.</text:p>
      <text:p text:style-name="P10">Тот старательно, как хирург, тёр мокрые руки о синюю белку.</text:p>
      <text:p text:style-name="P10">Но, по тому как он косил глазом из-под прижмура оливковых век, я понял — это всё с умыслом.</text:p>
      <text:p text:style-name="P10">- Ахмет,- сказал я в общей тишине.- Вижу тебе понравилось. Я дарю тебе это полотенце.</text:p>
      <text:p text:style-name="P10">- Ой, я забывала!</text:p>
      <text:p text:style-name="P10">- Подарки не обсуждаются. Бери — оно твоё.</text:p>
      <text:p text:style-name="P10">И я отдуплился в оба конца.</text:p>
      <text:p text:style-name="P11"/>
      <text:p text:style-name="P3"><text:span text:style-name="T1">(...о</text:span>н, таки, <text:span text:style-name="T1">ве</text:span>рнул мне должок за того немецкого поэта с его буквальными чайками; а может не простил «Ахмета».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7:20:30.344050147</meta:creation-date>
    <dc:date>2017-03-03T17:20:35.453756706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2" meta:word-count="1094" meta:character-count="6997" meta:non-whitespace-character-count="5942"/>
    <meta:generator>LibreOffice/4.3.3.2$Linux_x86 LibreOffice_project/430m0$Build-2</meta:generator>
  </office:meta>
</office:document-meta>
</file>